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4041in" text:min-label-width="0.25in" text:list-level-position-and-space-mode="label-alignment">
          <style:list-level-label-alignment text:label-followed-by="listtab" fo:margin-left="0.6541in" fo:text-indent="-0.25in"/>
        </style:list-level-properties>
      </text:list-level-style-number>
      <text:list-level-style-number text:level="2" style:num-suffix="." style:num-format="1">
        <style:list-level-properties text:space-before="0.6541in" text:min-label-width="0.25in" text:list-level-position-and-space-mode="label-alignment">
          <style:list-level-label-alignment text:label-followed-by="listtab" fo:margin-left="0.9041in" fo:text-indent="-0.25in"/>
        </style:list-level-properties>
      </text:list-level-style-number>
      <text:list-level-style-number text:level="3" style:num-suffix="." style:num-format="1">
        <style:list-level-properties text:space-before="0.9041in" text:min-label-width="0.25in" text:list-level-position-and-space-mode="label-alignment">
          <style:list-level-label-alignment text:label-followed-by="listtab" fo:margin-left="1.1541in" fo:text-indent="-0.25in"/>
        </style:list-level-properties>
      </text:list-level-style-number>
      <text:list-level-style-number text:level="4" style:num-suffix="." style:num-format="1">
        <style:list-level-properties text:space-before="1.1541in" text:min-label-width="0.25in" text:list-level-position-and-space-mode="label-alignment">
          <style:list-level-label-alignment text:label-followed-by="listtab" fo:margin-left="1.4041in" fo:text-indent="-0.25in"/>
        </style:list-level-properties>
      </text:list-level-style-number>
      <text:list-level-style-number text:level="5" style:num-suffix="." style:num-format="1">
        <style:list-level-properties text:space-before="1.4041in" text:min-label-width="0.25in" text:list-level-position-and-space-mode="label-alignment">
          <style:list-level-label-alignment text:label-followed-by="listtab" fo:margin-left="1.6541in" fo:text-indent="-0.25in"/>
        </style:list-level-properties>
      </text:list-level-style-number>
      <text:list-level-style-number text:level="6" style:num-suffix="." style:num-format="1">
        <style:list-level-properties text:space-before="1.6541in" text:min-label-width="0.25in" text:list-level-position-and-space-mode="label-alignment">
          <style:list-level-label-alignment text:label-followed-by="listtab" fo:margin-left="1.9041in" fo:text-indent="-0.25in"/>
        </style:list-level-properties>
      </text:list-level-style-number>
      <text:list-level-style-number text:level="7" style:num-suffix="." style:num-format="1">
        <style:list-level-properties text:space-before="1.9041in" text:min-label-width="0.25in" text:list-level-position-and-space-mode="label-alignment">
          <style:list-level-label-alignment text:label-followed-by="listtab" fo:margin-left="2.1541in" fo:text-indent="-0.25in"/>
        </style:list-level-properties>
      </text:list-level-style-number>
      <text:list-level-style-number text:level="8" style:num-suffix="." style:num-format="1">
        <style:list-level-properties text:space-before="2.1541in" text:min-label-width="0.25in" text:list-level-position-and-space-mode="label-alignment">
          <style:list-level-label-alignment text:label-followed-by="listtab" fo:margin-left="2.4041in" fo:text-indent="-0.25in"/>
        </style:list-level-properties>
      </text:list-level-style-number>
      <text:list-level-style-number text:level="9" style:num-suffix="." style:num-format="1">
        <style:list-level-properties text:space-before="2.4041in" text:min-label-width="0.25in" text:list-level-position-and-space-mode="label-alignment">
          <style:list-level-label-alignment text:label-followed-by="listtab" fo:margin-left="2.6541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4041in" text:min-label-width="0.25in" text:list-level-position-and-space-mode="label-alignment">
          <style:list-level-label-alignment text:label-followed-by="listtab" fo:margin-left="0.6541in" fo:text-indent="-0.25in"/>
        </style:list-level-properties>
      </text:list-level-style-number>
      <text:list-level-style-number text:level="2" style:num-suffix="." style:num-format="1">
        <style:list-level-properties text:space-before="0.6541in" text:min-label-width="0.25in" text:list-level-position-and-space-mode="label-alignment">
          <style:list-level-label-alignment text:label-followed-by="listtab" fo:margin-left="0.9041in" fo:text-indent="-0.25in"/>
        </style:list-level-properties>
      </text:list-level-style-number>
      <text:list-level-style-number text:level="3" style:num-suffix="." style:num-format="1">
        <style:list-level-properties text:space-before="0.9041in" text:min-label-width="0.25in" text:list-level-position-and-space-mode="label-alignment">
          <style:list-level-label-alignment text:label-followed-by="listtab" fo:margin-left="1.1541in" fo:text-indent="-0.25in"/>
        </style:list-level-properties>
      </text:list-level-style-number>
      <text:list-level-style-number text:level="4" style:num-suffix="." style:num-format="1">
        <style:list-level-properties text:space-before="1.1541in" text:min-label-width="0.25in" text:list-level-position-and-space-mode="label-alignment">
          <style:list-level-label-alignment text:label-followed-by="listtab" fo:margin-left="1.4041in" fo:text-indent="-0.25in"/>
        </style:list-level-properties>
      </text:list-level-style-number>
      <text:list-level-style-number text:level="5" style:num-suffix="." style:num-format="1">
        <style:list-level-properties text:space-before="1.4041in" text:min-label-width="0.25in" text:list-level-position-and-space-mode="label-alignment">
          <style:list-level-label-alignment text:label-followed-by="listtab" fo:margin-left="1.6541in" fo:text-indent="-0.25in"/>
        </style:list-level-properties>
      </text:list-level-style-number>
      <text:list-level-style-number text:level="6" style:num-suffix="." style:num-format="1">
        <style:list-level-properties text:space-before="1.6541in" text:min-label-width="0.25in" text:list-level-position-and-space-mode="label-alignment">
          <style:list-level-label-alignment text:label-followed-by="listtab" fo:margin-left="1.9041in" fo:text-indent="-0.25in"/>
        </style:list-level-properties>
      </text:list-level-style-number>
      <text:list-level-style-number text:level="7" style:num-suffix="." style:num-format="1">
        <style:list-level-properties text:space-before="1.9041in" text:min-label-width="0.25in" text:list-level-position-and-space-mode="label-alignment">
          <style:list-level-label-alignment text:label-followed-by="listtab" fo:margin-left="2.1541in" fo:text-indent="-0.25in"/>
        </style:list-level-properties>
      </text:list-level-style-number>
      <text:list-level-style-number text:level="8" style:num-suffix="." style:num-format="1">
        <style:list-level-properties text:space-before="2.1541in" text:min-label-width="0.25in" text:list-level-position-and-space-mode="label-alignment">
          <style:list-level-label-alignment text:label-followed-by="listtab" fo:margin-left="2.4041in" fo:text-indent="-0.25in"/>
        </style:list-level-properties>
      </text:list-level-style-number>
      <text:list-level-style-number text:level="9" style:num-suffix="." style:num-format="1">
        <style:list-level-properties text:space-before="2.4041in" text:min-label-width="0.25in" text:list-level-position-and-space-mode="label-alignment">
          <style:list-level-label-alignment text:label-followed-by="listtab" fo:margin-left="2.6541in" fo:text-indent="-0.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Textbody" style:family="paragraph">
      <style:paragraph-properties fo:margin-left="0.4923in">
        <style:tab-stops/>
      </style:paragraph-properties>
    </style:style>
    <style:style style:name="P3" style:parent-style-name="Textbody" style:family="paragraph">
      <style:paragraph-properties fo:margin-left="0.4923in">
        <style:tab-stops/>
      </style:paragraph-properties>
    </style:style>
    <style:style style:name="P4" style:parent-style-name="Textbody" style:family="paragraph">
      <style:paragraph-properties fo:margin-left="0.4923in">
        <style:tab-stops/>
      </style:paragraph-properties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/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/>
    <style:style style:name="P15" style:parent-style-name="Standard" style:family="paragraph"/>
    <style:style style:name="P16" style:parent-style-name="Standard" style:family="paragraph"/>
    <style:style style:name="P17" style:parent-style-name="Standard" style:family="paragraph"/>
    <style:style style:name="P18" style:parent-style-name="Standard" style:family="paragraph"/>
    <style:style style:name="P19" style:parent-style-name="Standard" style:family="paragraph"/>
    <style:style style:name="P20" style:parent-style-name="Standard" style:family="paragraph"/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>
      <style:paragraph-properties style:contextual-spacing="true"/>
    </style:style>
    <style:style style:name="P26" style:parent-style-name="Standard" style:family="paragraph">
      <style:paragraph-properties style:contextual-spacing="true"/>
    </style:style>
    <style:style style:name="P27" style:parent-style-name="Standard" style:family="paragraph">
      <style:paragraph-properties style:contextual-spacing="true"/>
    </style:style>
    <style:style style:name="P28" style:parent-style-name="Standard" style:family="paragraph">
      <style:paragraph-properties style:contextual-spacing="true"/>
    </style:style>
    <style:style style:name="P29" style:parent-style-name="Standard" style:family="paragraph">
      <style:paragraph-properties style:contextual-spacing="true"/>
    </style:style>
    <style:style style:name="P30" style:parent-style-name="Standard" style:family="paragraph">
      <style:paragraph-properties style:contextual-spacing="true"/>
    </style:style>
    <style:style style:name="P31" style:parent-style-name="Standard" style:family="paragraph">
      <style:paragraph-properties style:contextual-spacing="true"/>
    </style:style>
    <style:style style:name="P32" style:parent-style-name="Standard" style:family="paragraph">
      <style:paragraph-properties style:contextual-spacing="true"/>
    </style:style>
    <style:style style:name="P33" style:parent-style-name="Standard" style:family="paragraph">
      <style:paragraph-properties style:contextual-spacing="true"/>
    </style:style>
    <style:style style:name="P34" style:parent-style-name="Standard" style:family="paragraph">
      <style:paragraph-properties style:contextual-spacing="true"/>
    </style:style>
    <style:style style:name="P35" style:parent-style-name="Standard" style:family="paragraph">
      <style:paragraph-properties style:contextual-spacing="true"/>
    </style:style>
    <style:style style:name="P36" style:parent-style-name="Standard" style:family="paragraph">
      <style:paragraph-properties style:contextual-spacing="true"/>
    </style:style>
    <style:style style:name="P37" style:parent-style-name="Standard" style:family="paragraph">
      <style:paragraph-properties style:contextual-spacing="true"/>
    </style:style>
    <style:style style:name="P38" style:parent-style-name="Normal" style:family="paragraph">
      <style:paragraph-properties fo:break-before="page"/>
      <style:text-properties fo:hyphenate="true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style="italic" style:font-style-asian="italic" style:font-style-complex="italic"/>
    </style:style>
    <style:style style:name="T41" style:parent-style-name="DefaultParagraphFont" style:family="text">
      <style:text-properties fo:font-style="italic" style:font-style-asian="italic" style:font-style-complex="italic"/>
    </style:style>
  </office:automatic-styles>
  <office:body>
    <office:text text:use-soft-page-breaks="true">
      <text:h text:style-name="P1" text:outline-level="1">DC SRAP meeting 40</text:h>
      <text:p text:style-name="Standard">Time: 2023-01-16, 16:00-17:00 UTC</text:p>
      <text:p text:style-name="Standard">Place: Zoom,<text:s/><text:a xlink:href="https://helsinki.zoom.us/j/62368569596?pwd=UGQxenZFbjZQUlluRzdQQUM1UFhaUT09" office:target-frame-name="_top" xlink:show="replace">https://helsinki.zoom.us/j/62368569596?pwd=UGQxenZFbjZQUlluRzdQQUM1UFhaUT09</text:a></text:p>
      <text:p text:style-name="Standard">Attending: Alasdair, Jan, Osma</text:p>
      <text:h text:style-name="Heading2" text:outline-level="2">Agenda</text:h>
      <text:h text:style-name="Heading3" text:outline-level="3">Opening of the meeting</text:h>
      <text:p text:style-name="P2">Osma opened the meeting</text:p>
      <text:h text:style-name="Heading3" text:outline-level="3">Appointment of the minutes taker</text:h>
      <text:p text:style-name="P3">Alasdair to take minutes</text:p>
      <text:h text:style-name="Heading3" text:outline-level="3">Approval of the agenda</text:h>
      <text:p text:style-name="P4">Approved</text:p>
      <text:h text:style-name="Heading3" text:outline-level="3">Minutes of previous meetings</text:h>
      <text:p text:style-name="Standard">Minutes of the 2023-10-24 meeting, number 37,<text:s/><text:span text:style-name="T5">not yet posted</text:span>.</text:p>
      <text:p text:style-name="Standard">Minutes of the 2023-11-07 meeting, number 38, by Jan, have been added to GitHub: https://github.com/dcmi/dc-srap/blob/main/meetings/2023-11-07.srap_meeting_38.docx</text:p>
      <text:p text:style-name="Standard">Minutes of the 2023-12-05 meeting, number 39,<text:s/><text:span text:style-name="T6">not yet posted</text:span>.</text:p>
      <text:p text:style-name="Standard"><text:span text:style-name="T7">Question</text:span>: Can we find the missing minutes and add them to GitHub?</text:p>
      <text:p text:style-name="Standard">Alasdair posted minutes for meeting 37</text:p>
      <text:h text:style-name="Heading3" text:outline-level="3">Open Repositories 2024 conference poster</text:h>
      <text:p text:style-name="Textbody">Osma submitted a<text:s/><text:a xlink:href="https://docs.google.com/document/d/1ElaaVXWuIh4XdkxT5YGiLb01mNig9wA0/edit?usp=sharing&amp;ouid=110991428867878631292&amp;rtpof=true&amp;sd=true" office:target-frame-name="_top" xlink:show="replace">poster proposal</text:a><text:s/>about SRAP for the Open Repositories 2024 conference (Göteborg, Sweden, 3-6 June).</text:p>
      <text:h text:style-name="Heading3" text:outline-level="3">Representing journal article enumeration (volume, issue, number, pages…)</text:h>
      <text:p text:style-name="Textbody">See issue:<text:s/><text:a xlink:href="https://github.com/dcmi/dc-srap/issues/28" office:target-frame-name="_top" xlink:show="replace">https://github.com/dcmi/dc-srap/issues/28</text:a></text:p>
      <text:p text:style-name="Textbody">New developments:</text:p>
      <text:p text:style-name="Textbody">Karen created an<text:s/><text:a xlink:href="https://github.com/dcmi/dc-srap/blob/main/docs/examples/journalArticle.md" office:target-frame-name="_top" xlink:show="replace">example</text:a><text:s/>of a journal article, which Osma further refined. It shows how BIBO can be used to represent volume, issue, number, ISSNs etc.</text:p>
      <text:p text:style-name="Textbody">Proposal: that we add the following to the DCTAP profile:</text:p>
      <text:p text:style-name="P8">Scholarly Resource shape</text:p>
      <text:p text:style-name="Standard">(or possibly a subclass/sub-shape Article or AcademicArticle, following the BIBO type hierarchy)</text:p>
      <text:list text:style-name="LFO3" text:continue-numbering="true">
        <text:list-item>
          <text:p text:style-name="P9">bibo:volume</text:p>
        </text:list-item>
        <text:list-item>
          <text:p text:style-name="P10">bibo:issue</text:p>
        </text:list-item>
        <text:list-item>
          <text:p text:style-name="P11">bibo:pageStart</text:p>
        </text:list-item>
        <text:list-item>
          <text:p text:style-name="P12">bibo:pageEnd</text:p>
        </text:list-item>
      </text:list>
      <text:p text:style-name="P13">Journal (a new shape)</text:p>
      <text:list text:style-name="LFO4" text:continue-numbering="true">
        <text:list-item>
          <text:p text:style-name="P14">dct:title</text:p>
        </text:list-item>
        <text:list-item>
          <text:p text:style-name="P15">bibo:issn</text:p>
        </text:list-item>
        <text:list-item>
          <text:p text:style-name="P16">bibo:eissn</text:p>
        </text:list-item>
      </text:list>
      <text:p text:style-name="Textbody">Osma: Have journal as sub-class/sub-shape</text:p>
      <text:h text:style-name="Heading3" text:outline-level="3">SRAP-FinGreyLit alignment and example documents</text:h>
      <text:p text:style-name="Standard">Osma aligned the<text:s/><text:a xlink:href="https://github.com/NatLibFi/FinGreyLit/blob/main/schema.md" office:target-frame-name="_top" xlink:show="replace">FinGreyLit metadata fields</text:a><text:s/>with SRAP in the “bib details”<text:s/><text:a xlink:href="https://docs.google.com/spreadsheets/d/1hT-daBBYeVIp4e8VAV4AxYtSP1XmmOQeUnxT1fXgIzc/edit#gid=0" office:target-frame-name="_top" xlink:show="replace">spreadsheet</text:a><text:s/>(originally by Karen).</text:p>
      <text:p text:style-name="Standard">Osma also created an<text:s/><text:a xlink:href="https://dcmi.github.io/dc-srap/examples/docthesis-with-opponent-and-series.html" office:target-frame-name="_top" xlink:show="replace">example DC / RDF / SRAP representation of a doctoral thesis</text:a>. <text:s/></text:p>
      <text:p text:style-name="Standard">These brought up several aspects of existing scholarly metadata that are difficult to express using DC:</text:p>
      <text:list text:style-name="LFO5" text:continue-numbering="true">
        <text:list-item>
          <text:p text:style-name="P17">Representing journals and series: link to journal/series, enumeration etc. (see above)</text:p>
        </text:list-item>
        <text:list-item>
          <text:p text:style-name="P18">Representing affiliations</text:p>
        </text:list-item>
        <text:list-item>
          <text:p text:style-name="P19">Representing contributor roles</text:p>
        </text:list-item>
        <text:list-item>
          <text:p text:style-name="P20">Representing organizational/academic context: e.g. university, faculty, department, discipline...</text:p>
        </text:list-item>
      </text:list>
      <text:p text:style-name="Standard">Items 1-3 have been discussed at length in the SRAP WG, item 4 not so much.</text:p>
      <text:p text:style-name="P21">Questions:</text:p>
      <text:list text:style-name="LFO6" text:continue-numbering="true">
        <text:list-item>
          <text:p text:style-name="P22">Are these<text:s/>kinds of examples helpful for clarifying SRAP requirements?</text:p>
        </text:list-item>
        <text:list-item>
          <text:p text:style-name="P23">What examples do we still need? (e.g. books, book chapters, preprints...)</text:p>
        </text:list-item>
        <text:list-item>
          <text:p text:style-name="P24">Should SRAP try to represent the organizational/academic context and if so, are there any examples of how this has<text:s/>been done in e.g. university repositories?</text:p>
        </text:list-item>
      </text:list>
      <text:p text:style-name="P25">Osma: Thesis not really ‘published’ like a book</text:p>
      <text:p text:style-name="P26">Alasdair: Edinburgh does not include the school/department where research is conducted; consulted with colleagues and agree that ‘affiliation’ is a different relationship – relates person to institution rather than the thesis</text:p>
      <text:p text:style-name="P27">Jan: What is ‘degree programme’?</text:p>
      <text:p text:style-name="P28">Osma: Name of masters programme</text:p>
      <text:p text:style-name="P29">Osma:<text:s/>Added an example from Finnish grey literature – made simple translation with cross-walk; used MARC relators for roles</text:p>
      <text:p text:style-name="P30">Alasdair: use of dct:creator/contributor?</text:p>
      <text:p text:style-name="P31">Osma: More structured example – book published from a thesis</text:p>
      <text:p text:style-name="P32">Jan: Distinction of contributors and relator terms</text:p>
      <text:p text:style-name="P33">Osma: Other examples needed – reports and other types of paper; master and bachelor theses. Do we need to add context?</text:p>
      <text:p text:style-name="P34">Alasdair: Edinburgh print records add school or department as 710 field; local qualified DC does not give proper relationship</text:p>
      <text:p text:style-name="P35">Jan: Will look over queries<text:s/>about MODS and how it is qualified. DataCite has contributor role for ‘host institution’?</text:p>
      <text:p text:style-name="P36">Alasdair: Programme of research/study can take place in multiple institutions</text:p>
      <text:p text:style-name="P37">Osma: Look at MARC relators?<text:s/></text:p>
      <text:p text:style-name="P38"/>
      <text:p text:style-name="Standard"/>
      <text:h text:style-name="Heading3" text:outline-level="3">Series and numbering within series</text:h>
      <text:p text:style-name="Standard">Many documents (e.g. doctoral theses and reports) are published in a series, often with a registered ISSN. The publications within a series may be numbered consecutively.</text:p>
      <text:p text:style-name="Standard">See GitHub issue:<text:s/><text:a xlink:href="https://github.com/dcmi/dc-srap/issues/36" office:target-frame-name="_top" xlink:show="replace">https://github.com/dcmi/dc-srap/issues/36</text:a></text:p>
      <text:p text:style-name="Standard"><text:span text:style-name="T39">Questions</text:span>: Does SRAP need to cover this? If so, how should it be represented?</text:p>
      <text:p text:style-name="Standard">BIBO can be used for the basic two-part structure (similar to Journals) and ISSNs but doesn’t have a property for “number in series”, unless we use<text:s/><text:span text:style-name="T40">volume</text:span><text:s/>or<text:s/><text:span text:style-name="T41">issue</text:span><text:s/>for that.</text:p>
      <text:h text:style-name="Heading3" text:outline-level="3">Any other business</text:h>
      <text:p text:style-name="Textbody"/>
      <text:p text:style-name="Textbody">Next meeting – academic context and series statements</text:p>
      <text:h text:style-name="Heading3" text:outline-level="3">Closure of the meeting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2pt" style:font-size-asian="12pt" style:font-size-complex="12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1375in" fo:margin-bottom="0.0395in"/>
      <style:text-properties fo:font-weight="bold" style:font-weight-asian="bold" style:font-weight-complex="bold" fo:font-size="11pt" style:font-size-asian="11pt" style:font-size-complex="11pt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margin-bottom="0.0784in" fo:line-height="115%"/>
      <style:text-properties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format=""/>
      <text:outline-level-style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4041in" text:min-label-width="0.25in" text:list-level-position-and-space-mode="label-alignment">
          <style:list-level-label-alignment text:label-followed-by="listtab" fo:margin-left="0.6541in" fo:text-indent="-0.25in"/>
        </style:list-level-properties>
      </text:list-level-style-number>
      <text:list-level-style-number text:level="2" style:num-suffix="." style:num-format="1">
        <style:list-level-properties text:space-before="0.6541in" text:min-label-width="0.25in" text:list-level-position-and-space-mode="label-alignment">
          <style:list-level-label-alignment text:label-followed-by="listtab" fo:margin-left="0.9041in" fo:text-indent="-0.25in"/>
        </style:list-level-properties>
      </text:list-level-style-number>
      <text:list-level-style-number text:level="3" style:num-suffix="." style:num-format="1">
        <style:list-level-properties text:space-before="0.9041in" text:min-label-width="0.25in" text:list-level-position-and-space-mode="label-alignment">
          <style:list-level-label-alignment text:label-followed-by="listtab" fo:margin-left="1.1541in" fo:text-indent="-0.25in"/>
        </style:list-level-properties>
      </text:list-level-style-number>
      <text:list-level-style-number text:level="4" style:num-suffix="." style:num-format="1">
        <style:list-level-properties text:space-before="1.1541in" text:min-label-width="0.25in" text:list-level-position-and-space-mode="label-alignment">
          <style:list-level-label-alignment text:label-followed-by="listtab" fo:margin-left="1.4041in" fo:text-indent="-0.25in"/>
        </style:list-level-properties>
      </text:list-level-style-number>
      <text:list-level-style-number text:level="5" style:num-suffix="." style:num-format="1">
        <style:list-level-properties text:space-before="1.4041in" text:min-label-width="0.25in" text:list-level-position-and-space-mode="label-alignment">
          <style:list-level-label-alignment text:label-followed-by="listtab" fo:margin-left="1.6541in" fo:text-indent="-0.25in"/>
        </style:list-level-properties>
      </text:list-level-style-number>
      <text:list-level-style-number text:level="6" style:num-suffix="." style:num-format="1">
        <style:list-level-properties text:space-before="1.6541in" text:min-label-width="0.25in" text:list-level-position-and-space-mode="label-alignment">
          <style:list-level-label-alignment text:label-followed-by="listtab" fo:margin-left="1.9041in" fo:text-indent="-0.25in"/>
        </style:list-level-properties>
      </text:list-level-style-number>
      <text:list-level-style-number text:level="7" style:num-suffix="." style:num-format="1">
        <style:list-level-properties text:space-before="1.9041in" text:min-label-width="0.25in" text:list-level-position-and-space-mode="label-alignment">
          <style:list-level-label-alignment text:label-followed-by="listtab" fo:margin-left="2.1541in" fo:text-indent="-0.25in"/>
        </style:list-level-properties>
      </text:list-level-style-number>
      <text:list-level-style-number text:level="8" style:num-suffix="." style:num-format="1">
        <style:list-level-properties text:space-before="2.1541in" text:min-label-width="0.25in" text:list-level-position-and-space-mode="label-alignment">
          <style:list-level-label-alignment text:label-followed-by="listtab" fo:margin-left="2.4041in" fo:text-indent="-0.25in"/>
        </style:list-level-properties>
      </text:list-level-style-number>
      <text:list-level-style-number text:level="9" style:num-suffix="." style:num-format="1">
        <style:list-level-properties text:space-before="2.4041in" text:min-label-width="0.25in" text:list-level-position-and-space-mode="label-alignment">
          <style:list-level-label-alignment text:label-followed-by="listtab" fo:margin-left="2.6541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4041in" text:min-label-width="0.25in" text:list-level-position-and-space-mode="label-alignment">
          <style:list-level-label-alignment text:label-followed-by="listtab" fo:margin-left="0.6541in" fo:text-indent="-0.25in"/>
        </style:list-level-properties>
      </text:list-level-style-number>
      <text:list-level-style-number text:level="2" style:num-suffix="." style:num-format="1">
        <style:list-level-properties text:space-before="0.6541in" text:min-label-width="0.25in" text:list-level-position-and-space-mode="label-alignment">
          <style:list-level-label-alignment text:label-followed-by="listtab" fo:margin-left="0.9041in" fo:text-indent="-0.25in"/>
        </style:list-level-properties>
      </text:list-level-style-number>
      <text:list-level-style-number text:level="3" style:num-suffix="." style:num-format="1">
        <style:list-level-properties text:space-before="0.9041in" text:min-label-width="0.25in" text:list-level-position-and-space-mode="label-alignment">
          <style:list-level-label-alignment text:label-followed-by="listtab" fo:margin-left="1.1541in" fo:text-indent="-0.25in"/>
        </style:list-level-properties>
      </text:list-level-style-number>
      <text:list-level-style-number text:level="4" style:num-suffix="." style:num-format="1">
        <style:list-level-properties text:space-before="1.1541in" text:min-label-width="0.25in" text:list-level-position-and-space-mode="label-alignment">
          <style:list-level-label-alignment text:label-followed-by="listtab" fo:margin-left="1.4041in" fo:text-indent="-0.25in"/>
        </style:list-level-properties>
      </text:list-level-style-number>
      <text:list-level-style-number text:level="5" style:num-suffix="." style:num-format="1">
        <style:list-level-properties text:space-before="1.4041in" text:min-label-width="0.25in" text:list-level-position-and-space-mode="label-alignment">
          <style:list-level-label-alignment text:label-followed-by="listtab" fo:margin-left="1.6541in" fo:text-indent="-0.25in"/>
        </style:list-level-properties>
      </text:list-level-style-number>
      <text:list-level-style-number text:level="6" style:num-suffix="." style:num-format="1">
        <style:list-level-properties text:space-before="1.6541in" text:min-label-width="0.25in" text:list-level-position-and-space-mode="label-alignment">
          <style:list-level-label-alignment text:label-followed-by="listtab" fo:margin-left="1.9041in" fo:text-indent="-0.25in"/>
        </style:list-level-properties>
      </text:list-level-style-number>
      <text:list-level-style-number text:level="7" style:num-suffix="." style:num-format="1">
        <style:list-level-properties text:space-before="1.9041in" text:min-label-width="0.25in" text:list-level-position-and-space-mode="label-alignment">
          <style:list-level-label-alignment text:label-followed-by="listtab" fo:margin-left="2.1541in" fo:text-indent="-0.25in"/>
        </style:list-level-properties>
      </text:list-level-style-number>
      <text:list-level-style-number text:level="8" style:num-suffix="." style:num-format="1">
        <style:list-level-properties text:space-before="2.1541in" text:min-label-width="0.25in" text:list-level-position-and-space-mode="label-alignment">
          <style:list-level-label-alignment text:label-followed-by="listtab" fo:margin-left="2.4041in" fo:text-indent="-0.25in"/>
        </style:list-level-properties>
      </text:list-level-style-number>
      <text:list-level-style-number text:level="9" style:num-suffix="." style:num-format="1">
        <style:list-level-properties text:space-before="2.4041in" text:min-label-width="0.25in" text:list-level-position-and-space-mode="label-alignment">
          <style:list-level-label-alignment text:label-followed-by="listtab" fo:margin-left="2.6541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lasdair MacDonald</meta:initial-creator>
    <dc:creator>Alasdair MacDonald</dc:creator>
    <meta:creation-date>2024-01-29T16:51:00Z</meta:creation-date>
    <dc:date>2024-01-29T18:15:00Z</dc:date>
    <meta:template xlink:href="Normal.dotm" xlink:type="simple"/>
    <meta:editing-cycles>3</meta:editing-cycles>
    <meta:editing-duration>PT5280S</meta:editing-duration>
    <meta:document-statistic meta:page-count="3" meta:paragraph-count="9" meta:word-count="736" meta:character-count="4928" meta:row-count="35" meta:non-whitespace-character-count="4201"/>
  </office:meta>
</office:document-meta>
</file>